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833cm" style:rel-column-width="10922*"/>
    </style:style>
    <style:style style:name="表格2.B" style:family="table-column">
      <style:table-column-properties style:column-width="2.833cm" style:rel-column-width="1092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微軟正黑體"/>
    </style:style>
    <style:style style:name="P2" style:family="paragraph" style:parent-style-name="Standard">
      <style:text-properties officeooo:rsid="0016b3a0" officeooo:paragraph-rsid="0016b3a0" style:font-name-asian="微軟正黑體"/>
    </style:style>
    <style:style style:name="P3" style:family="paragraph" style:parent-style-name="Standard">
      <style:paragraph-properties fo:text-align="center" style:justify-single-word="false"/>
      <style:text-properties officeooo:rsid="0017970d" officeooo:paragraph-rsid="0017970d" style:font-name-asian="微軟正黑體"/>
    </style:style>
    <style:style style:name="P4" style:family="paragraph" style:parent-style-name="Standard">
      <style:paragraph-properties fo:text-align="center" style:justify-single-word="false"/>
      <style:text-properties fo:font-size="28pt" officeooo:rsid="0017970d" officeooo:paragraph-rsid="0017970d" style:font-name-asian="微軟正黑體" style:font-size-asian="28pt" style:font-size-complex="28pt"/>
    </style:style>
    <style:style style:name="P5" style:family="paragraph" style:parent-style-name="Standard">
      <style:text-properties officeooo:paragraph-rsid="001ae70b"/>
    </style:style>
    <style:style style:name="P6" style:family="paragraph" style:parent-style-name="Standard">
      <style:text-properties style:font-name="微軟正黑體" fo:font-size="12pt" officeooo:paragraph-rsid="001ae70b" style:font-name-asian="微軟正黑體" style:font-size-asian="12pt" style:font-size-complex="12pt"/>
    </style:style>
    <style:style style:name="P7" style:family="paragraph" style:parent-style-name="Standard">
      <style:text-properties style:font-name="微軟正黑體" fo:font-size="12pt" officeooo:rsid="001e0076" officeooo:paragraph-rsid="001eeaf5" style:font-name-asian="微軟正黑體" style:font-size-asian="12pt" style:font-size-complex="12pt"/>
    </style:style>
    <style:style style:name="P8" style:family="paragraph" style:parent-style-name="Standard">
      <style:text-properties style:font-name="微軟正黑體" fo:font-size="12pt" officeooo:rsid="00203929" officeooo:paragraph-rsid="00203929" style:font-name-asian="微軟正黑體" style:font-size-asian="12pt" style:font-size-complex="12pt"/>
    </style:style>
    <style:style style:name="P9" style:family="paragraph" style:parent-style-name="Standard">
      <style:text-properties fo:font-size="12pt" officeooo:rsid="0016b3a0" officeooo:paragraph-rsid="0016b3a0" style:font-name-asian="微軟正黑體" style:font-size-asian="12pt" style:font-size-complex="12pt"/>
    </style:style>
    <style:style style:name="P10" style:family="paragraph" style:parent-style-name="Standard">
      <style:text-properties fo:font-size="12pt" officeooo:rsid="001ae70b" officeooo:paragraph-rsid="001ae70b" style:font-name-asian="微軟正黑體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eeaf5" officeooo:paragraph-rsid="001eeaf5" style:font-name-asian="微軟正黑體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1a4dd9" officeooo:paragraph-rsid="001a4dd9" style:font-name-asian="微軟正黑體"/>
    </style:style>
    <style:style style:name="P13" style:family="paragraph" style:parent-style-name="Table_20_Contents">
      <style:paragraph-properties fo:text-align="center" style:justify-single-word="false"/>
      <style:text-properties officeooo:rsid="001a4dd9" officeooo:paragraph-rsid="001ae70b" style:font-name-asian="微軟正黑體"/>
    </style:style>
    <style:style style:name="P14" style:family="paragraph" style:parent-style-name="Table_20_Contents">
      <style:text-properties fo:font-size="10pt" style:font-name-asian="微軟正黑體" style:font-size-asian="10pt" style:font-size-complex="10pt"/>
    </style:style>
    <style:style style:name="P15" style:family="paragraph" style:parent-style-name="Table_20_Contents">
      <style:text-properties fo:font-size="10pt" officeooo:paragraph-rsid="001ae70b" style:font-name-asian="微軟正黑體" style:font-size-asian="10pt" style:font-size-complex="10pt"/>
    </style:style>
    <style:style style:name="P16" style:family="paragraph" style:parent-style-name="Table_20_Contents">
      <style:text-properties fo:font-size="10pt" officeooo:rsid="001ae70b" officeooo:paragraph-rsid="001ae70b" style:font-name-asian="微軟正黑體" style:font-size-asian="10pt" style:font-size-complex="10pt"/>
    </style:style>
    <style:style style:name="T1" style:family="text">
      <style:text-properties officeooo:rsid="00182f93"/>
    </style:style>
    <style:style style:name="T2" style:family="text">
      <style:text-properties officeooo:rsid="001a1bb3"/>
    </style:style>
    <style:style style:name="T3" style:family="text">
      <style:text-properties style:text-position="sub 58%" officeooo:rsid="001a1bb3"/>
    </style:style>
    <style:style style:name="T4" style:family="text">
      <style:text-properties style:text-position="sub 58%" officeooo:rsid="001ae70b"/>
    </style:style>
    <style:style style:name="T5" style:family="text">
      <style:text-properties style:text-position="sub 58%" style:font-name="Liberation Serif" fo:font-style="italic" fo:font-weight="bold" officeooo:rsid="001a1bb3" style:font-style-asian="italic" style:font-weight-asian="bold" style:font-style-complex="italic" style:font-weight-complex="bold"/>
    </style:style>
    <style:style style:name="T6" style:family="text">
      <style:text-properties officeooo:rsid="001ae70b"/>
    </style:style>
    <style:style style:name="T7" style:family="text">
      <style:text-properties style:font-name="Liberation Serif" officeooo:rsid="001a1bb3"/>
    </style:style>
    <style:style style:name="T8" style:family="text">
      <style:text-properties style:font-name="Liberation Serif" officeooo:rsid="001eeaf5"/>
    </style:style>
    <style:style style:name="T9" style:family="text">
      <style:text-properties style:font-name="Liberation Serif" fo:font-style="italic" fo:font-weight="bold" officeooo:rsid="001a1bb3" style:font-style-asian="italic" style:font-weight-asian="bold" style:font-style-complex="italic" style:font-weight-complex="bold"/>
    </style:style>
    <style:style style:name="T10" style:family="text">
      <style:text-properties fo:font-weight="bold" officeooo:rsid="001ae70b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W4 Test Report</text:p>
      <text:p text:style-name="P3">B06602037 徐子程</text:p>
      <text:p text:style-name="P1"/>
      <text:p text:style-name="P9">實驗條件：</text:p>
      <text:p text:style-name="P9">以範例提供的<text:span text:style-name="T1">ex/graph.txt，重複生成5次page rank，並觀察生成的數據。</text:span></text:p>
      <text:p text:style-name="P9">亂數產生方式為使用<text:span text:style-name="T2">numpy的random.randint，先產生介於1~100的亂數，填入n x 1的Matrix R</text:span><text:span text:style-name="T3">0</text:span><text:span text:style-name="T2">，再取其總和sum，將R</text:span><text:span text:style-name="T3">0</text:span><text:span text:style-name="T2">每個元素除以sum，即sum(R</text:span><text:span text:style-name="T3">0</text:span><text:span text:style-name="T2">) = 1。</text:span></text:p>
      <text:p text:style-name="P2"/>
      <text:p text:style-name="P9">生成亂數：</text:p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12">1</text:p>
          </table:table-cell>
          <table:table-cell table:style-name="表格1.A1" office:value-type="string">
            <text:p text:style-name="P12">2</text:p>
          </table:table-cell>
          <table:table-cell table:style-name="表格1.A1" office:value-type="string">
            <text:p text:style-name="P12">3</text:p>
          </table:table-cell>
          <table:table-cell table:style-name="表格1.A1" office:value-type="string">
            <text:p text:style-name="P12">4</text:p>
          </table:table-cell>
          <table:table-cell table:style-name="表格1.E1" office:value-type="string">
            <text:p text:style-name="P12">5</text:p>
          </table:table-cell>
        </table:table-row>
        <table:table-row>
          <table:table-cell table:style-name="表格1.A2" office:value-type="string">
            <text:p text:style-name="P14">2.277580071174377108e-01</text:p>
          </table:table-cell>
          <table:table-cell table:style-name="表格1.A2" office:value-type="string">
            <text:p text:style-name="P14">7.903780068728522012e-02</text:p>
          </table:table-cell>
          <table:table-cell table:style-name="表格1.A2" office:value-type="string">
            <text:p text:style-name="P14">7.017543859649122417e-02</text:p>
          </table:table-cell>
          <table:table-cell table:style-name="表格1.A2" office:value-type="string">
            <text:p text:style-name="P14">2.500000000000000000e-01</text:p>
          </table:table-cell>
          <table:table-cell table:style-name="表格1.E2" office:value-type="string">
            <text:p text:style-name="P14">3.425414364640884113e-01</text:p>
          </table:table-cell>
        </table:table-row>
        <table:table-row>
          <table:table-cell table:style-name="表格1.A2" office:value-type="string">
            <text:p text:style-name="P14">2.775800711743772187e-01</text:p>
          </table:table-cell>
          <table:table-cell table:style-name="表格1.A2" office:value-type="string">
            <text:p text:style-name="P14">2.542955326460480947e-01</text:p>
          </table:table-cell>
          <table:table-cell table:style-name="表格1.A2" office:value-type="string">
            <text:p text:style-name="P14">1.973684210526315819e-01</text:p>
          </table:table-cell>
          <table:table-cell table:style-name="表格1.A2" office:value-type="string">
            <text:p text:style-name="P14">2.916666666666666713e-02</text:p>
          </table:table-cell>
          <table:table-cell table:style-name="表格1.E2" office:value-type="string">
            <text:p text:style-name="P14">2.762430939226519222e-02</text:p>
          </table:table-cell>
        </table:table-row>
        <table:table-row>
          <table:table-cell table:style-name="表格1.A2" office:value-type="string">
            <text:p text:style-name="P14">1.387900355871886093e-01</text:p>
          </table:table-cell>
          <table:table-cell table:style-name="表格1.A2" office:value-type="string">
            <text:p text:style-name="P14">1.924398625429553367e-01</text:p>
          </table:table-cell>
          <table:table-cell table:style-name="表格1.A2" office:value-type="string">
            <text:p text:style-name="P14">2.938596491228070429e-01</text:p>
          </table:table-cell>
          <table:table-cell table:style-name="表格1.A2" office:value-type="string">
            <text:p text:style-name="P14">2.500000000000000000e-01</text:p>
          </table:table-cell>
          <table:table-cell table:style-name="表格1.E2" office:value-type="string">
            <text:p text:style-name="P14">2.651933701657458453e-01</text:p>
          </table:table-cell>
        </table:table-row>
        <table:table-row>
          <table:table-cell table:style-name="表格1.A2" office:value-type="string">
            <text:p text:style-name="P14">2.135231316725978712e-02</text:p>
          </table:table-cell>
          <table:table-cell table:style-name="表格1.A2" office:value-type="string">
            <text:p text:style-name="P14">1.855670103092783574e-01</text:p>
          </table:table-cell>
          <table:table-cell table:style-name="表格1.A2" office:value-type="string">
            <text:p text:style-name="P14">2.412280701754385970e-01</text:p>
          </table:table-cell>
          <table:table-cell table:style-name="表格1.A2" office:value-type="string">
            <text:p text:style-name="P14">3.666666666666666408e-01</text:p>
          </table:table-cell>
          <table:table-cell table:style-name="表格1.E2" office:value-type="string">
            <text:p text:style-name="P14">6.629834254143646133e-02</text:p>
          </table:table-cell>
        </table:table-row>
        <table:table-row>
          <table:table-cell table:style-name="表格1.A2" office:value-type="string">
            <text:p text:style-name="P14">3.345195729537366325e-01</text:p>
          </table:table-cell>
          <table:table-cell table:style-name="表格1.A2" office:value-type="string">
            <text:p text:style-name="P14">2.886597938144329634e-01</text:p>
          </table:table-cell>
          <table:table-cell table:style-name="表格1.A2" office:value-type="string">
            <text:p text:style-name="P14">1.973684210526315819e-01</text:p>
          </table:table-cell>
          <table:table-cell table:style-name="表格1.A2" office:value-type="string">
            <text:p text:style-name="P14">1.041666666666666713e-01</text:p>
          </table:table-cell>
          <table:table-cell table:style-name="表格1.E2" office:value-type="string">
            <text:p text:style-name="P14">2.983425414364641037e-01</text:p>
          </table:table-cell>
        </table:table-row>
      </table:table>
      <text:p text:style-name="P2"/>
      <text:p text:style-name="P10">生成Page Rank：</text:p>
      <table:table table:name="表格2" table:style-name="表格2">
        <table:table-column table:style-name="表格2.A"/>
        <table:table-column table:style-name="表格2.B"/>
        <table:table-column table:style-name="表格2.A"/>
        <table:table-column table:style-name="表格2.B" table:number-columns-repeated="2"/>
        <table:table-column table:style-name="表格2.A"/>
        <table:table-row>
          <table:table-cell table:style-name="表格2.A1" office:value-type="string">
            <text:p text:style-name="P13">1</text:p>
          </table:table-cell>
          <table:table-cell table:style-name="表格2.A1" office:value-type="string">
            <text:p text:style-name="P13">2</text:p>
          </table:table-cell>
          <table:table-cell table:style-name="表格2.A1" office:value-type="string">
            <text:p text:style-name="P13">3</text:p>
          </table:table-cell>
          <table:table-cell table:style-name="表格2.A1" office:value-type="string">
            <text:p text:style-name="P13">4</text:p>
          </table:table-cell>
          <table:table-cell table:style-name="表格2.A1" office:value-type="string">
            <text:p text:style-name="P13">5</text:p>
          </table:table-cell>
          <table:table-cell table:style-name="表格2.F1" office:value-type="string">
            <text:p text:style-name="P13">標準差</text:p>
          </table:table-cell>
        </table:table-row>
        <table:table-row>
          <table:table-cell table:style-name="表格2.A2" office:value-type="string">
            <text:p text:style-name="P15">3.047997463157256504e-01</text:p>
          </table:table-cell>
          <table:table-cell table:style-name="表格2.A2" office:value-type="string">
            <text:p text:style-name="P15">2.974718960690885261e-01</text:p>
          </table:table-cell>
          <table:table-cell table:style-name="表格2.A2" office:value-type="string">
            <text:p text:style-name="P15">3.007958011950061517e-01</text:p>
          </table:table-cell>
          <table:table-cell table:style-name="表格2.A2" office:value-type="string">
            <text:p text:style-name="P15">3.298309224337961920e-01</text:p>
          </table:table-cell>
          <table:table-cell table:style-name="表格2.A2" office:value-type="string">
            <text:p text:style-name="P15">3.249617123198797475e-01</text:p>
          </table:table-cell>
          <table:table-cell table:style-name="表格2.F2" office:value-type="string">
            <text:p text:style-name="P16">0.0132</text:p>
          </table:table-cell>
        </table:table-row>
        <table:table-row>
          <table:table-cell table:style-name="表格2.A2" office:value-type="string">
            <text:p text:style-name="P15">4.163701067615659113e-02</text:p>
          </table:table-cell>
          <table:table-cell table:style-name="表格2.A2" office:value-type="string">
            <text:p text:style-name="P15">3.814432989690721976e-02</text:p>
          </table:table-cell>
          <table:table-cell table:style-name="表格2.A2" office:value-type="string">
            <text:p text:style-name="P15">2.960526315789474214e-02</text:p>
          </table:table-cell>
          <table:table-cell table:style-name="表格2.A2" office:value-type="string">
            <text:p text:style-name="P15">4.375000000000000416e-03</text:p>
          </table:table-cell>
          <table:table-cell table:style-name="表格2.A2" office:value-type="string">
            <text:p text:style-name="P15">4.143646408839779700e-03</text:p>
          </table:table-cell>
          <table:table-cell table:style-name="表格2.F2" office:value-type="string">
            <text:p text:style-name="P16">0.0163</text:p>
          </table:table-cell>
        </table:table-row>
        <table:table-row>
          <table:table-cell table:style-name="表格2.A2" office:value-type="string">
            <text:p text:style-name="P15">1.680541270596282444e-01</text:p>
          </table:table-cell>
          <table:table-cell table:style-name="表格2.A2" office:value-type="string">
            <text:p text:style-name="P15">1.715028754169914960e-01</text:p>
          </table:table-cell>
          <table:table-cell table:style-name="表格2.A2" office:value-type="string">
            <text:p text:style-name="P15">1.844993997184039558e-01</text:p>
          </table:table-cell>
          <table:table-cell table:style-name="表格2.A2" office:value-type="string">
            <text:p text:style-name="P15">1.795375170343633808e-01</text:p>
          </table:table-cell>
          <table:table-cell table:style-name="表格2.A2" office:value-type="string">
            <text:p text:style-name="P15">1.796487829845676842e-01</text:p>
          </table:table-cell>
          <table:table-cell table:style-name="表格2.F2" office:value-type="string">
            <text:p text:style-name="P16">0.0060</text:p>
          </table:table-cell>
        </table:table-row>
        <table:table-row>
          <table:table-cell table:style-name="表格2.A2" office:value-type="string">
            <text:p text:style-name="P15">2.343682838209035224e-01</text:p>
          </table:table-cell>
          <table:table-cell table:style-name="表格2.A2" office:value-type="string">
            <text:p text:style-name="P15">2.502676516632639236e-01</text:p>
          </table:table-cell>
          <table:table-cell table:style-name="表格2.A2" office:value-type="string">
            <text:p text:style-name="P15">2.492438123826009877e-01</text:p>
          </table:table-cell>
          <table:table-cell table:style-name="表格2.A2" office:value-type="string">
            <text:p text:style-name="P15">2.541499737578726270e-01</text:p>
          </table:table-cell>
          <table:table-cell table:style-name="表格2.A2" office:value-type="string">
            <text:p text:style-name="P15">2.320350165668531861e-01</text:p>
          </table:table-cell>
          <table:table-cell table:style-name="表格2.F2" office:value-type="string">
            <text:p text:style-name="P16">0.0090</text:p>
          </table:table-cell>
        </table:table-row>
        <table:table-row>
          <table:table-cell table:style-name="表格2.A2" office:value-type="string">
            <text:p text:style-name="P15">2.511408321275859223e-01</text:p>
          </table:table-cell>
          <table:table-cell table:style-name="表格2.A2" office:value-type="string">
            <text:p text:style-name="P15">2.426132469537489733e-01</text:p>
          </table:table-cell>
          <table:table-cell table:style-name="表格2.A2" office:value-type="string">
            <text:p text:style-name="P15">2.358557235460940482e-01</text:p>
          </table:table-cell>
          <table:table-cell table:style-name="表格2.A2" office:value-type="string">
            <text:p text:style-name="P15">2.321065867739678101e-01</text:p>
          </table:table-cell>
          <table:table-cell table:style-name="表格2.A2" office:value-type="string">
            <text:p text:style-name="P15">2.592108417198597525e-01</text:p>
          </table:table-cell>
          <table:table-cell table:style-name="表格2.F2" office:value-type="string">
            <text:p text:style-name="P16">0.0099</text:p>
          </table:table-cell>
        </table:table-row>
      </table:table>
      <text:p text:style-name="P5"/>
      <text:p text:style-name="P6">由以上結果可以觀察到，由<text:span text:style-name="T6">5組不同亂數生成的page rank標準差並不大，並且與使用R</text:span><text:span text:style-name="T4">0</text:span><text:span text:style-name="T6"> = [</text:span><text:span text:style-name="T10">1/N</text:span><text:span text:style-name="T6">]生成的page range也差異不大，故可以推測在R</text:span><text:span text:style-name="T4">0</text:span><text:span text:style-name="T6">不同的起始條件下， 產生的page rank有收斂現象。</text:span></text:p>
      <text:p text:style-name="P6"/>
      <text:p text:style-name="P6">理論推導：</text:p>
      <text:p text:style-name="P7">令<draw:frame draw:style-name="fr1" draw:name="物件1" text:anchor-type="as-char" svg:y="-0.681cm" svg:width="4.486cm" svg:height="1.058cm" draw:z-index="0"><draw:object xlink:href="./Object 1" xlink:type="simple" xlink:show="embed" xlink:actuate="onLoad"/><draw:image xlink:href="./ObjectReplacements/Object 1" xlink:type="simple" xlink:show="embed" xlink:actuate="onLoad"/></draw:frame>，其中<text:span text:style-name="T7">sum(</text:span><text:span text:style-name="T9">R</text:span><text:span text:style-name="T5">0</text:span><text:span text:style-name="T7">) = 1。</text:span><text:span text:style-name="T7"><draw:frame draw:style-name="fr1" draw:name="物件2" text:anchor-type="as-char" svg:y="-0.386cm" svg:width="4.276cm" svg:height="0.54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8">，則</text:span></text:p>
      <text:p text:style-name="P11"><draw:frame draw:style-name="fr1" draw:name="物件3" text:anchor-type="as-char" svg:y="-0.713cm" svg:width="6.315cm" svg:height="1.13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pan text:style-name="T8"><text:s text:c="4"/></text:span><draw:frame draw:style-name="fr1" draw:name="物件4" text:anchor-type="as-char" svg:y="-0.437cm" svg:width="8.072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物件5" text:anchor-type="as-char" svg:y="-0.711cm" svg:width="7.544cm" svg:height="1.274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物件6" text:anchor-type="as-char" svg:y="-0.377cm" svg:width="3.907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3:10:57.031381285</meta:creation-date>
    <dc:date>2018-12-09T16:22:09.377976862</dc:date>
    <meta:editing-duration>PT53M54S</meta:editing-duration>
    <meta:editing-cycles>13</meta:editing-cycles>
    <meta:generator>LibreOffice/6.0.6.2$Linux_X86_64 LibreOffice_project/00m0$Build-2</meta:generator>
    <meta:document-statistic meta:table-count="2" meta:image-count="0" meta:object-count="6" meta:page-count="1" meta:paragraph-count="79" meta:word-count="261" meta:character-count="1568" meta:non-whitespace-character-count="1546"/>
  </office:meta>
</office:document-meta>
</file>

<file path=Object 1/content.xml><?xml version="1.0" encoding="utf-8"?>
<math xmlns="http://www.w3.org/1998/Math/MathML" display="block">
  <semantics>
    <mrow>
      <mstyle mathvariant="bold">
        <msub>
          <mi>N</mi>
          <mn>0</mn>
        </msub>
      </mstyle>
      <mo stretchy="false">=</mo>
      <msup>
        <mrow>
          <mo fence="true" stretchy="false">[</mo>
          <mrow>
            <mrow>
              <mfrac>
                <mn>1</mn>
                <mi>N</mi>
              </mfrac>
              <mphantom>
                <mi mathvariant="normal">❑</mi>
              </mphantom>
              <mfrac>
                <mn>1</mn>
                <mi>N</mi>
              </mfrac>
              <mphantom>
                <mi mathvariant="normal">❑</mi>
              </mphantom>
              <mfrac>
                <mn>1</mn>
                <mi>N</mi>
              </mfrac>
              <mn>...</mn>
              <mfrac>
                <mn>1</mn>
                <mi>N</mi>
              </mfrac>
            </mrow>
          </mrow>
          <mo fence="true" stretchy="false">]</mo>
        </mrow>
        <mi>T</mi>
      </msup>
    </mrow>
    <annotation encoding="StarMath 5.0">bold N_{0} =[ {1} over {N} phantom {&lt;?&gt;}  {1} over {N} phantom {&lt;?&gt;} {1} over {N} ... {1} over {N}]^{T}</annotation>
  </semantics>
</math>
</file>

<file path=Object 2/content.xml><?xml version="1.0" encoding="utf-8"?>
<math xmlns="http://www.w3.org/1998/Math/MathML" display="block">
  <semantics>
    <mrow>
      <mrow>
        <mstyle mathvariant="bold">
          <msub>
            <mi>R</mi>
            <mrow>
              <mi>n</mi>
              <mo stretchy="false">+</mo>
              <mn>1</mn>
            </mrow>
          </msub>
        </mstyle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row>
        <mstyle mathvariant="bold">
          <msub>
            <mi>N</mi>
            <mn>0</mn>
          </msub>
        </mstyle>
        <mo stretchy="false">+</mo>
        <mi>d</mi>
      </mrow>
      <mrow>
        <mstyle mathvariant="bold">
          <mi>T</mi>
        </mstyle>
        <mo stretchy="false">⋅</mo>
        <mstyle mathvariant="bold">
          <mi>R</mi>
        </mstyle>
      </mrow>
    </mrow>
    <annotation encoding="StarMath 5.0">bold R_{ n+1 } = ( 1-d ) bold N_{0}+d bold T cdot bold R </annotation>
  </semantics>
</math>
</file>

<file path=Object 3/content.xml><?xml version="1.0" encoding="utf-8"?>
<math xmlns="http://www.w3.org/1998/Math/MathML" display="block">
  <semantics>
    <mrow>
      <mrow>
        <mstyle mathvariant="bold">
          <msub>
            <mi>R</mi>
            <mi>n</mi>
          </msub>
        </mstyle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row>
        <mo fence="true" stretchy="false">[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p>
              <mrow>
                <mo fence="true" stretchy="false">(</mo>
                <mrow>
                  <mrow>
                    <mi>d</mi>
                    <mstyle mathvariant="bold">
                      <mi>T</mi>
                    </mstyle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row>
        <mstyle mathvariant="bold">
          <msub>
            <mi>N</mi>
            <mn>0</mn>
          </msub>
        </mstyle>
        <mo stretchy="false">+</mo>
        <msup>
          <mrow>
            <mo fence="true" stretchy="false">(</mo>
            <mrow>
              <mrow>
                <mi>d</mi>
                <mstyle mathvariant="bold">
                  <mi>T</mi>
                </mstyle>
              </mrow>
            </mrow>
            <mo fence="true" stretchy="false">)</mo>
          </mrow>
          <mi>n</mi>
        </msup>
      </mrow>
      <mstyle mathvariant="bold">
        <msub>
          <mi>R</mi>
          <mn>0</mn>
        </msub>
      </mstyle>
    </mrow>
    <annotation encoding="StarMath 5.0">bold R_{ n }= (1-d) [sum from{k=0} to{n-1} (d bold T )^{ k }]bold N_{0} +( d bold T)^{n}bold R_{0}</annotation>
  </semantics>
</math>
</file>

<file path=Object 4/content.xml><?xml version="1.0" encoding="utf-8"?>
<math xmlns="http://www.w3.org/1998/Math/MathML" display="block">
  <semantics>
    <mrow>
      <mrow>
        <mphantom>
          <mrow/>
        </mphantom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sup>
        <mrow>
          <mo fence="true" stretchy="false">(</mo>
          <mrow>
            <mrow>
              <mi>d</mi>
              <mrow>
                <mstyle mathvariant="bold">
                  <mi>T</mi>
                </mstyle>
                <mo stretchy="false">−</mo>
                <mstyle mathvariant="bold">
                  <msub>
                    <mi>I</mi>
                    <mi>n</mi>
                  </msub>
                </mstyle>
              </mrow>
            </mrow>
          </mrow>
          <mo fence="true" stretchy="false">)</mo>
        </mrow>
        <mrow>
          <mo stretchy="false">−</mo>
          <mn>1</mn>
        </mrow>
      </msup>
      <mrow>
        <mo fence="true" stretchy="false">[</mo>
        <mrow>
          <mrow>
            <msup>
              <mrow>
                <mo fence="true" stretchy="false">(</mo>
                <mrow>
                  <mrow>
                    <mi>d</mi>
                    <mstyle mathvariant="bold">
                      <mi>T</mi>
                    </mstyle>
                  </mrow>
                </mrow>
                <mo fence="true" stretchy="false">)</mo>
              </mrow>
              <mi>n</mi>
            </msup>
            <mo stretchy="false">−</mo>
            <mstyle mathvariant="bold">
              <msub>
                <mi>I</mi>
                <mi>n</mi>
              </msub>
            </mstyle>
          </mrow>
        </mrow>
        <mo fence="true" stretchy="false">]</mo>
      </mrow>
      <mrow>
        <mstyle mathvariant="bold">
          <msub>
            <mi>N</mi>
            <mn>0</mn>
          </msub>
        </mstyle>
        <mo stretchy="false">+</mo>
        <mrow>
          <msup>
            <mrow>
              <mo fence="true" stretchy="false">(</mo>
              <mrow>
                <mrow>
                  <mi>d</mi>
                  <mstyle mathvariant="bold">
                    <mi>T</mi>
                  </mstyle>
                </mrow>
              </mrow>
              <mo fence="true" stretchy="false">)</mo>
            </mrow>
            <mi>n</mi>
          </msup>
          <mo stretchy="false">⋅</mo>
          <mstyle mathvariant="bold">
            <msub>
              <mi>R</mi>
              <mn>0</mn>
            </msub>
          </mstyle>
        </mrow>
      </mrow>
    </mrow>
    <annotation encoding="StarMath 5.0"> phantom {} = (1-d)( d bold T -bold I_{n})^{ -1 }[ (d bold T)^{n} - bold  I_{n} ]bold N_{0}+( d bold T )^{n} cdot bold R_{0}</annotation>
  </semantics>
</math>
</file>

<file path=Object 5/content.xml><?xml version="1.0" encoding="utf-8"?>
<math xmlns="http://www.w3.org/1998/Math/MathML" display="block">
  <semantics>
    <mrow>
      <mstyle mathvariant="bold">
        <msub>
          <mi>R</mi>
          <mi>n</mi>
        </msub>
      </mstyle>
      <mrow>
        <mrow>
          <mo fence="true" stretchy="false">(</mo>
          <mrow>
            <mrow>
              <mi>n</mi>
              <mo stretchy="false">→</mo>
              <mi mathvariant="normal">∞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 columnalign="left">
                  <mrow>
                    <mstyle mathvariant="bold">
                      <msub>
                        <mi>N</mi>
                        <mn>0</mn>
                      </msub>
                    </mstyle>
                    <mi>,</mi>
                    <mrow>
                      <mi>d</mi>
                      <mo stretchy="false">=</mo>
                      <mn>0</mn>
                    </mrow>
                  </mrow>
                </mtd>
              </mtr>
              <mtr>
                <mtd columnalign="left">
                  <mrow>
                    <mrow>
                      <mo fence="true" stretchy="false">(</mo>
                      <mrow>
                        <mrow>
                          <mi>d</mi>
                          <mo stretchy="false">−</mo>
                          <mn>1</mn>
                        </mrow>
                      </mrow>
                      <mo fence="true" stretchy="false">)</mo>
                    </mrow>
                    <msup>
                      <mrow>
                        <mo fence="true" stretchy="false">(</mo>
                        <mrow>
                          <mrow>
                            <mi>d</mi>
                            <mrow>
                              <mstyle mathvariant="bold">
                                <mi>T</mi>
                              </mstyle>
                              <mo stretchy="false">−</mo>
                              <mstyle mathvariant="bold">
                                <msub>
                                  <mi>I</mi>
                                  <mi>n</mi>
                                </msub>
                              </mstyle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  <mstyle mathvariant="bold">
                      <msub>
                        <mi>N</mi>
                        <mn>0</mn>
                      </msub>
                    </mstyle>
                    <mi>,</mi>
                    <mrow>
                      <mn>0</mn>
                      <mo stretchy="false">&lt;</mo>
                      <mi>d</mi>
                      <mo stretchy="false">&lt;</mo>
                      <mn>1</mn>
                    </mrow>
                  </mrow>
                </mtd>
              </mtr>
            </mtable>
          </mrow>
        </mrow>
      </mrow>
    </mrow>
    <annotation encoding="StarMath 5.0">bold R_{ n }(n-&gt; infinity )= left lbrace matrix {
alignl  bold N_{0},d=0 ##
alignl (d-1)( d bold T - bold I_{n})^{-1} bold N_{0} , 0 &lt; d &lt; 1


}right none</annotation>
  </semantics>
</math>
</file>

<file path=Object 6/content.xml><?xml version="1.0" encoding="utf-8"?>
<math xmlns="http://www.w3.org/1998/Math/MathML" display="block">
  <semantics>
    <mrow>
      <mphantom>
        <mrow/>
      </mphantom>
      <mo stretchy="false">⇒</mo>
      <mi mathvariant="italic">Indenpendent</mi>
      <mi mathvariant="italic">of</mi>
      <mstyle mathvariant="bold">
        <msub>
          <mi>R</mi>
          <mn>0</mn>
        </msub>
      </mstyle>
    </mrow>
    <annotation encoding="StarMath 5.0">phantom {} drarrow Indenpendent of bold R_{ 0 }</annotation>
  </semantics>
</math>
</file>